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oman Uralic" svg:font-family="'Roman Uralic'"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0c792f"/>
    </style:style>
    <style:style style:name="P2" style:family="paragraph" style:parent-style-name="Standard" style:list-style-name="L1">
      <style:paragraph-properties fo:text-align="start" style:justify-single-word="false"/>
      <style:text-properties officeooo:paragraph-rsid="000c792f"/>
    </style:style>
    <style:style style:name="P3" style:family="paragraph" style:parent-style-name="Standard">
      <style:paragraph-properties fo:text-align="center" style:justify-single-word="false"/>
      <style:text-properties fo:font-size="14pt" officeooo:rsid="000c792f" officeooo:paragraph-rsid="000c792f" style:font-size-asian="12.25pt" style:font-size-complex="14pt"/>
    </style:style>
    <style:style style:name="P4" style:family="paragraph" style:parent-style-name="Standard">
      <style:paragraph-properties fo:text-align="start" style:justify-single-word="false"/>
      <style:text-properties fo:font-size="14pt" officeooo:rsid="000c792f" officeooo:paragraph-rsid="000c792f" style:font-size-asian="12.25pt" style:font-size-complex="14pt"/>
    </style:style>
    <style:style style:name="P5" style:family="paragraph" style:parent-style-name="Standard">
      <style:paragraph-properties fo:text-align="end" style:justify-single-word="false"/>
      <style:text-properties fo:font-size="14pt" officeooo:rsid="000c792f" officeooo:paragraph-rsid="000c792f" style:font-size-asian="12.25pt" style:font-size-complex="14pt"/>
    </style:style>
    <style:style style:name="P6" style:family="paragraph" style:parent-style-name="Standard" style:list-style-name="L3">
      <style:paragraph-properties fo:text-align="start" style:justify-single-word="false"/>
      <style:text-properties fo:font-size="14pt" officeooo:rsid="000e4852" officeooo:paragraph-rsid="000e4852" style:font-size-asian="12.25pt" style:font-size-complex="14pt"/>
    </style:style>
    <style:style style:name="P7" style:family="paragraph" style:parent-style-name="Standard">
      <style:paragraph-properties fo:text-align="start" style:justify-single-word="false"/>
      <style:text-properties fo:font-size="14pt" officeooo:rsid="000e4852" officeooo:paragraph-rsid="000e4852" style:font-size-asian="12.25pt" style:font-size-complex="14pt"/>
    </style:style>
    <style:style style:name="P8" style:family="paragraph" style:parent-style-name="Standard">
      <style:paragraph-properties fo:text-align="start" style:justify-single-word="false"/>
      <style:text-properties fo:font-size="14pt" officeooo:rsid="0010d108" officeooo:paragraph-rsid="0010d108" style:font-size-asian="12.25pt" style:font-size-complex="14pt"/>
    </style:style>
    <style:style style:name="P9" style:family="paragraph" style:parent-style-name="Standard" style:list-style-name="L3">
      <style:paragraph-properties fo:text-align="start" style:justify-single-word="false"/>
      <style:text-properties fo:font-size="14pt" officeooo:rsid="000c792f" officeooo:paragraph-rsid="000c792f" style:font-size-asian="14pt" style:font-size-complex="14pt"/>
    </style:style>
    <style:style style:name="P10" style:family="paragraph" style:parent-style-name="Standard" style:list-style-name="L3">
      <style:paragraph-properties fo:text-align="start" style:justify-single-word="false"/>
      <style:text-properties fo:font-size="14pt" officeooo:rsid="000d41bb" officeooo:paragraph-rsid="000d41bb" style:font-size-asian="14pt" style:font-size-complex="14pt"/>
    </style:style>
    <style:style style:name="P11" style:family="paragraph" style:parent-style-name="Standard">
      <style:paragraph-properties fo:text-align="start" style:justify-single-word="false"/>
      <style:text-properties fo:font-size="14pt" officeooo:rsid="000ef954" officeooo:paragraph-rsid="000ef954" style:font-size-asian="14pt" style:font-size-complex="14pt"/>
    </style:style>
    <style:style style:name="P12" style:family="paragraph" style:parent-style-name="Standard">
      <style:paragraph-properties fo:text-align="start" style:justify-single-word="false"/>
      <style:text-properties fo:font-size="18pt" officeooo:rsid="000ef954" officeooo:paragraph-rsid="000ef954" style:font-size-asian="18pt" style:font-size-complex="18pt"/>
    </style:style>
    <style:style style:name="P13" style:family="paragraph" style:parent-style-name="Standard">
      <style:paragraph-properties fo:text-align="start" style:justify-single-word="false"/>
      <style:text-properties fo:font-size="18pt" officeooo:rsid="0010d108" officeooo:paragraph-rsid="0010d108" style:font-size-asian="18pt" style:font-size-complex="18pt"/>
    </style:style>
    <style:style style:name="P14" style:family="paragraph" style:parent-style-name="Standard">
      <style:paragraph-properties fo:text-align="start" style:justify-single-word="false"/>
      <style:text-properties fo:font-size="18pt" officeooo:rsid="00121e74" officeooo:paragraph-rsid="00121e74" style:font-size-asian="18pt" style:font-size-complex="18pt"/>
    </style:style>
    <style:style style:name="P15" style:family="paragraph" style:parent-style-name="Standard">
      <style:paragraph-properties fo:text-align="start" style:justify-single-word="false"/>
      <style:text-properties fo:font-size="18pt" officeooo:rsid="00121e74" officeooo:paragraph-rsid="001288f8" style:font-size-asian="18pt" style:font-size-complex="18pt"/>
    </style:style>
    <style:style style:name="P16" style:family="paragraph" style:parent-style-name="Standard">
      <style:paragraph-properties fo:text-align="start" style:justify-single-word="false"/>
      <style:text-properties fo:font-size="18pt" officeooo:rsid="001288f8" officeooo:paragraph-rsid="001288f8" style:font-size-asian="18pt" style:font-size-complex="18pt"/>
    </style:style>
    <style:style style:name="P17" style:family="paragraph" style:parent-style-name="Standard">
      <style:paragraph-properties fo:text-align="start" style:justify-single-word="false"/>
      <style:text-properties fo:font-size="18pt" officeooo:rsid="0014554a" officeooo:paragraph-rsid="0014554a" style:font-size-asian="18pt" style:font-size-complex="18pt"/>
    </style:style>
    <style:style style:name="P18" style:family="paragraph" style:parent-style-name="Standard">
      <style:paragraph-properties fo:text-align="start" style:justify-single-word="false"/>
      <style:text-properties fo:font-size="18pt" officeooo:rsid="0015f59e" officeooo:paragraph-rsid="0015f59e" style:font-size-asian="18pt" style:font-size-complex="18pt"/>
    </style:style>
    <style:style style:name="P19" style:family="paragraph" style:parent-style-name="Standard">
      <style:paragraph-properties fo:text-align="start" style:justify-single-word="false"/>
      <style:text-properties fo:font-size="18pt" officeooo:rsid="0015f59e" officeooo:paragraph-rsid="00175c83" style:font-size-asian="18pt" style:font-size-complex="18pt"/>
    </style:style>
    <style:style style:name="P20" style:family="paragraph" style:parent-style-name="Standard">
      <style:paragraph-properties fo:text-align="center" style:justify-single-word="false"/>
      <style:text-properties style:font-name="Roman Uralic" fo:font-size="20pt" officeooo:rsid="000c792f" officeooo:paragraph-rsid="000c792f" style:font-size-asian="20pt" style:font-size-complex="20pt"/>
    </style:style>
    <style:style style:name="P21" style:family="paragraph" style:parent-style-name="Standard">
      <style:paragraph-properties fo:text-align="center" style:justify-single-word="false"/>
      <style:text-properties style:font-name="Roman Uralic" officeooo:rsid="000c792f" officeooo:paragraph-rsid="000c792f"/>
    </style:style>
    <style:style style:name="P22" style:family="paragraph" style:parent-style-name="Standard" style:list-style-name="L3">
      <style:paragraph-properties fo:text-align="start" style:justify-single-word="false"/>
      <style:text-properties fo:font-size="12pt" officeooo:rsid="000d41bb" officeooo:paragraph-rsid="000d41bb" style:font-size-asian="12pt" style:font-size-complex="12pt"/>
    </style:style>
    <style:style style:name="P23" style:family="paragraph" style:parent-style-name="Standard" style:list-style-name="L3">
      <style:paragraph-properties fo:text-align="start" style:justify-single-word="false"/>
      <style:text-properties fo:font-size="12pt" officeooo:rsid="00121e74" officeooo:paragraph-rsid="00121e74" style:font-size-asian="12pt" style:font-size-complex="12pt"/>
    </style:style>
    <style:style style:name="T1" style:family="text">
      <style:text-properties fo:font-size="20pt" style:font-size-asian="20pt" style:font-size-complex="20pt"/>
    </style:style>
    <style:style style:name="T2" style:family="text">
      <style:text-properties fo:font-size="20pt" officeooo:rsid="000ef954" style:font-size-asian="20pt" style:font-size-complex="20pt"/>
    </style:style>
    <style:style style:name="T3" style:family="text">
      <style:text-properties fo:font-size="18pt" officeooo:rsid="000c792f" style:font-size-asian="18pt" style:font-size-complex="18pt"/>
    </style:style>
    <style:style style:name="T4" style:family="text">
      <style:text-properties fo:font-size="14pt" style:font-size-asian="14pt" style:font-size-complex="14pt"/>
    </style:style>
    <style:style style:name="T5" style:family="text">
      <style:text-properties fo:font-size="14pt" officeooo:rsid="0015f59e" style:font-size-asian="14pt" style:font-size-complex="14pt"/>
    </style:style>
    <style:style style:name="T6" style:family="text">
      <style:text-properties fo:font-size="14pt" style:font-size-asian="12.25pt" style:font-size-complex="14pt"/>
    </style:style>
    <style:style style:name="T7" style:family="text">
      <style:text-properties fo:font-size="14pt" officeooo:rsid="001288f8" style:font-size-asian="12.25pt" style:font-size-complex="14pt"/>
    </style:style>
    <style:style style:name="T8" style:family="text">
      <style:text-properties fo:font-size="14pt" officeooo:rsid="0014554a" style:font-size-asian="12.25pt" style:font-size-complex="14pt"/>
    </style:style>
    <style:style style:name="T9" style:family="text">
      <style:text-properties fo:font-size="14pt" officeooo:rsid="0015f59e" style:font-size-asian="12.25pt" style:font-size-complex="14pt"/>
    </style:style>
    <style:style style:name="T10" style:family="text">
      <style:text-properties fo:font-size="14pt" fo:font-weight="bold" style:font-size-asian="12.25pt" style:font-weight-asian="bold" style:font-size-complex="14pt" style:font-weight-complex="bold"/>
    </style:style>
    <style:style style:name="T11" style:family="text">
      <style:text-properties fo:font-size="14pt" fo:font-weight="bold" officeooo:rsid="0015f59e" style:font-size-asian="12.25pt" style:font-weight-asian="bold" style:font-size-complex="14pt" style:font-weight-complex="bold"/>
    </style:style>
    <style:style style:name="T12" style:family="text">
      <style:text-properties fo:font-size="14pt" fo:font-weight="normal" style:font-size-asian="12.25pt" style:font-weight-asian="normal" style:font-size-complex="14pt" style:font-weight-complex="normal"/>
    </style:style>
    <style:style style:name="T13" style:family="text">
      <style:text-properties fo:font-size="14pt" fo:font-weight="normal" officeooo:rsid="0015f59e" style:font-size-asian="12.25pt" style:font-weight-asian="normal" style:font-size-complex="14pt" style:font-weight-complex="normal"/>
    </style:style>
    <style:style style:name="T14" style:family="text">
      <style:text-properties officeooo:rsid="000e4852"/>
    </style:style>
    <style:style style:name="T15" style:family="text">
      <style:text-properties officeooo:rsid="00121e7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RELAZIONE SISTEMI OPERATIVI</text:p>
      <text:p text:style-name="P20">CHAT MULTICANALE</text:p>
      <text:p text:style-name="P21"><text:span text:style-name="T1">AA 201</text:span><text:span text:style-name="T2">8</text:span><text:span text:style-name="T1">/20</text:span><text:span text:style-name="T2">19</text:span></text:p>
      <text:p text:style-name="P3"/>
      <text:p text:style-name="P5">Caliandro Pierciro 0252345</text:p>
      <text:p text:style-name="P5">Falcone Gian Marco 0253055</text:p>
      <text:p text:style-name="P4"/>
      <text:p text:style-name="P4"/>
      <text:p text:style-name="P4"><text:lin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3275391675" text:style-name="L1">
        <text:list-header>
          <text:p text:style-name="P2"><text:span text:style-name="T3"/></text:p>
        </text:list-header>
      </text:list>
      <text:p text:style-name="P1"><text:span text:style-name="T3"/></text:p>
      <text:p text:style-name="P1"><text:span text:style-name="T3"/></text:p>
      <text:p text:style-name="P1"><text:span text:style-name="T3"/></text:p>
      <text:p text:style-name="P1"><text:span text:style-name="T3"/></text:p>
      <text:p text:style-name="P1"><text:soft-page-break/><text:span text:style-name="T3">INDICE</text:span></text:p>
      <text:p text:style-name="P1"><text:span text:style-name="T3"/></text:p>
      <text:p text:style-name="P1"><text:span text:style-name="T3"/></text:p>
      <text:list xml:id="list312383382" text:style-name="L3">
        <text:list-item>
          <text:p text:style-name="P9">Specifiche del progetto<text:tab/><text:tab/><text:tab/><text:tab/><text:tab/><text:tab/><text:tab/><text:tab/><text:tab/><text:tab/><text:tab/><text:tab/><text:tab/>3</text:p>
          <text:p text:style-name="P9"/>
        </text:list-item>
        <text:list-item>
          <text:p text:style-name="P10">Scelte progettuali e realizzative<text:tab/><text:tab/><text:tab/><text:tab/><text:tab/><text:tab/><text:tab/><text:tab/><text:tab/><text:tab/><text:tab/>4</text:p>
          <text:list>
            <text:list-item>
              <text:p text:style-name="P22">Multi-threading<text:tab/><text:tab/><text:tab/><text:tab/><text:tab/><text:tab/><text:tab/><text:tab/><text:tab/><text:tab/><text:tab/><text:tab/><text:tab/><text:tab/><text:tab/> 5</text:p>
            </text:list-item>
            <text:list-item>
              <text:p text:style-name="P22">Semafori<text:tab/><text:tab/><text:tab/><text:tab/><text:tab/><text:tab/><text:tab/><text:tab/><text:tab/><text:tab/><text:tab/><text:tab/><text:tab/><text:tab/><text:tab/><text:tab/> 6</text:p>
            </text:list-item>
            <text:list-item>
              <text:p text:style-name="P22">Socket<text:tab/><text:tab/><text:tab/><text:tab/><text:tab/><text:tab/><text:tab/><text:tab/><text:tab/><text:tab/><text:tab/><text:tab/><text:tab/><text:tab/><text:tab/><text:tab/><text:tab/> 7</text:p>
            </text:list-item>
            <text:list-item>
              <text:p text:style-name="P22">Liste collegate<text:tab/><text:tab/><text:tab/><text:tab/><text:tab/><text:tab/><text:tab/><text:tab/><text:tab/><text:tab/><text:tab/><text:tab/><text:tab/><text:tab/><text:tab/> <text:span text:style-name="T14">8</text:span></text:p>
            </text:list-item>
            <text:list-item>
              <text:p text:style-name="P23">Gestione del segnale ctrl + c<text:tab/><text:tab/><text:tab/><text:tab/><text:tab/><text:tab/><text:tab/><text:tab/><text:tab/><text:tab/><text:tab/><text:tab/> 9</text:p>
              <text:p text:style-name="P22"/>
            </text:list-item>
          </text:list>
        </text:list-item>
        <text:list-item>
          <text:p text:style-name="P6">Manuale d’uso<text:tab/><text:tab/><text:tab/><text:tab/><text:tab/><text:tab/><text:tab/><text:tab/><text:tab/><text:tab/><text:tab/><text:tab/><text:tab/><text:tab/><text:tab/><text:tab/><text:span text:style-name="T15">10</text:span></text:p>
          <text:p text:style-name="P6"/>
        </text:list-item>
        <text:list-item>
          <text:p text:style-name="P6">Codice sorgente<text:tab/><text:tab/><text:tab/><text:tab/><text:tab/><text:tab/><text:tab/><text:tab/><text:tab/><text:tab/><text:tab/><text:tab/><text:tab/><text:tab/><text:tab/>1<text:span text:style-name="T15">1</text:span></text:p>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12">SPECIFICHE DI PROGETTO</text:p>
      <text:p text:style-name="P11"/>
      <text:p text:style-name="P11">Chat multicanale<text:line-break/><text:line-break/>Realizzazione di un servizio "chat" via internet offerto tramite server <text:line-break/>che gestisce un insieme di processi client (residenti, in generale, su<text:line-break/>macchine diverse). Il server deve essere in grado di acquisire in input <text:line-break/>da ogni client una linea alla volta e inviarla a tutti gli altri client<text:line-break/>attualmente presenti nella chat.<text:line-break/>Ogni client potrà decidere se creare un nuovo canale di conversazione, <text:line-break/>effettuare il join ad un canale già esistente, lasciare il canale, <text:line-break/>o chiudere il canale (solo nel caso che l'abbia istanziato).<text:line-break/><text:line-break/>Si precisa che la specifica richiede la realizzazione del software sia per<text:line-break/>l'applicazione client che per l'applicazione server.</text:p>
      <text:p text:style-name="P11"/>
      <text:p text:style-name="P11"/>
      <text:p text:style-name="P11">La scelta è stata di implementare entrambe le versioni del server e del client per sistemi operativi Unix.</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3"><text:soft-page-break/>SCELTE PROGETTUALI E REALIZZATIVE</text:p>
      <text:p text:style-name="P13"/>
      <text:p text:style-name="P8">Le scelte progettuali hanno riguardato in particolar modo l’implementazione dell’applicazione del server,in quanto è stato necessario dover gestire richieste da parte dei client in maniera concorrente e non sequenziale e dover assicurare la corretta <text:span text:style-name="T15">evasione delle richieste.</text:span></text:p>
      <text:p text:style-name="P8"/>
      <text:p text:style-name="P14">MULTI-THREADING</text:p>
      <text:p text:style-name="P14"/>
      <text:p text:style-name="P14"><text:span text:style-name="T4">La</text:span> <text:span text:style-name="T6">scelta di utilizzare thread nel server è dovuta al fatto che,come detto in precedenza,era necessario gestire richieste da parte dei client che arrivavano concorrentemente,ed era importante evitare che il server rimanesse bloccato ad evadere una singola richiesta.</text:span></text:p>
      <text:p text:style-name="P14"><text:span text:style-name="T6">Sono stati utilizzati 3 thread nel server,strutturati come segue:</text:span></text:p>
      <text:p text:style-name="P14"><text:span text:style-name="T6"/></text:p>
      <text:p text:style-name="P14"><text:span text:style-name="T6"><text:tab/>- <text:s/>evadi_richiesta(void * arg) : thread che gestisce le richieste dei client,che <text:tab/>possono essere richieste di creazione della chat </text:span><text:span text:style-name="T7">o di join in una chat esistente.</text:span></text:p>
      <text:p text:style-name="P14"><text:span text:style-name="T7"><text:tab/></text:span></text:p>
      <text:p text:style-name="P15"><text:span text:style-name="T7"><text:tab/>- <text:s/>thread_chat(void * arg) : thread delegato alla gestione della chat,generato ogni <text:tab/>volta che viene richiesta la creazione di una nuova chat da parte di un client. <text:tab/>Questo thread avrà poi il compito di gestire gli utenti in chat inserendo i nuovi <text:tab/>utenti che fanno il join nella chat,cancellando dalla chat gli utenti che sono usciti <text:tab/>e controllando se l’utente che ha creato la chat è uscito.</text:span></text:p>
      <text:p text:style-name="P15"><text:span text:style-name="T7"><text:s text:c="2"/></text:span></text:p>
      <text:p text:style-name="P15"><text:span text:style-name="T7"/></text:p>
      <text:p text:style-name="P15"><text:span text:style-name="T7"><text:tab/>- <text:s/>gestisci_user(void * argu) : thread delegato alla gestione del singolo client . Il <text:tab/>compito del thread è quello di mandare i messaggi del client a tutti gli altri client <text:tab/>connessi alla sua chat e verificare se il client non ha richiesto di <text:s/>abbandonare</text:span></text:p>
      <text:p text:style-name="P15"><text:span text:style-name="T7"><text:tab/>la chat.</text:span></text:p>
      <text:p text:style-name="P15"><text:span text:style-name="T7"/></text:p>
      <text:p text:style-name="P15"><text:span text:style-name="T7"/></text:p>
      <text:p text:style-name="P16"><text:span text:style-name="T6">Anche nell’applicazione del client è stato scelto di utilizzare un thread per differenziare l’invio dei messaggi del client dalla ricezione dei messaggi scritti dagli altri membri della chat. In questo modo,è possibile per il client leggere senza necessariamente aver bisogno di scrivere messaggi. Il thread utilizzato è stato strutturato in questo modo:</text:span></text:p>
      <text:p text:style-name="P16"><text:span text:style-name="T6"><text:tab/>- ricevi_msg(void *) : </text:span><text:span text:style-name="T8">il thread rimane continuativamente in attesa di un nuovo <text:tab/>messaggio e,dopo aver verificato che il messaggio ricevuto non è un messaggio di <text:tab/>chiusura da parte del server,manda il messaggio in output sul terminale.</text:span></text:p>
      <text:p text:style-name="P16"><text:span text:style-name="T8"/></text:p>
      <text:p text:style-name="P16"><text:span text:style-name="T8"/></text:p>
      <text:p text:style-name="P16"><text:span text:style-name="T8"/></text:p>
      <text:p text:style-name="P17"/>
      <text:p text:style-name="P17"><text:soft-page-break/>SEMAFORI</text:p>
      <text:p text:style-name="P17"><text:tab/></text:p>
      <text:p text:style-name="P17"><text:span text:style-name="T5">Dato </text:span><text:span text:style-name="T9">che il sistema è una chat multi-canale,ci potrebbe essere la possibilità che arrivino più richieste simultaneamente da parte dei client. In particolar modo,essendoci un area di memoria condivisa da parte di tutti i thread attivi nell’applicazione,potrebbe anche accadere che più thread vogliano accedervi per effettuare operazioni diverse. Per ovviare a tutti questi possibili scenari problematici è stato aggiunto un semaforo,il quale ha un solo token in modo da poter permettere ad un solo thread alla volta di effettuare operazioni sull’area di memoria condivisa. Inoltre,ogni thread </text:span><text:span text:style-name="T11">thread_chat </text:span><text:span text:style-name="T13">ha un semaforo che viene segnalato ogni volta che nell’area di memoria sono presenti i dati di un client che ha richiesto di fare il join alla chat gestita da quel thread.</text:span></text:p>
      <text:p text:style-name="P17"><text:span text:style-name="T13"/></text:p>
      <text:p text:style-name="P18"><text:span text:style-name="T12">Un altro possibile scenario che è stato gestito nel server tramite l’utilizzo di un semaforo è stato quello del possibile arrivo di un segnale SIGINT(corrispondente alla combinazione di tasti ctrl + c),che provoca la chiusura dell’applicazione. In questo caso,è stato utilizzato un semaforo che ha tanti token quanti sono le attuali chat attive.</text:span></text:p>
      <text:p text:style-name="P19"><text:span text:style-name="T12">Il gestore del segnale sblocca quindi tutti i thread </text:span><text:span text:style-name="T10">thread_chat</text:span><text:span text:style-name="T12">,segnalando con un messaggio che il server ha ricevuto il SIGINT. Dopo di che,il gestore si mette in attesa che tutti i thread abbiano segnalato sul semaforo che è stato inviato un messaggio di chiusura del server ai client connessi,cosi che l’applicazione può essere chiusa senza causare il crash di tutti gli utenti connessi in quel momento.</text:span></text:p>
      <text:p text:style-name="P19"><text:span text:style-name="T12"/></text:p>
      <text:p text:style-name="P19"><text:span text:style-name="T12"><text:s/></text:span></text:p>
      <text:p text:style-name="P17"><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oman Uralic" svg:font-family="'Roman Uralic'"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8T15:29:42.577619875</meta:creation-date>
    <dc:date>2019-11-28T16:49:12.154874311</dc:date>
    <meta:editing-duration>PT24M51S</meta:editing-duration>
    <meta:editing-cycles>7</meta:editing-cycles>
    <meta:generator>LibreOffice/6.0.7.3$Linux_X86_64 LibreOffice_project/00m0$Build-3</meta:generator>
    <meta:document-statistic meta:table-count="0" meta:image-count="0" meta:object-count="0" meta:page-count="5" meta:paragraph-count="42" meta:word-count="738" meta:character-count="4835" meta:non-whitespace-character-count="3985"/>
  </office:meta>
</office:document-meta>
</file>